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ffffd7"/>
    </style:style>
    <style:style style:name="T1" style:family="text">
      <style:text-properties style:text-position="33%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33%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7" table:default-cell-style-name="Default"/>
        <table:table-row table:style-name="ro1">
          <table:table-cell office:value-type="string" calcext:value-type="string">
            <text:p>Float32, various units</text:p>
          </table:table-cell>
          <table:table-cell office:value-type="string" calcext:value-type="string">
            <text:p>10<text:span text:style-name="T1">2</text:span></text:p>
          </table:table-cell>
          <table:table-cell office:value-type="string" calcext:value-type="string">
            <text:p><text:span text:style-name="T4">10</text:span><text:span text:style-name="T5">3</text:span></text:p>
          </table:table-cell>
          <table:table-cell office:value-type="string" calcext:value-type="string">
            <text:p><text:span text:style-name="T4">10</text:span><text:span text:style-name="T5">4</text:span></text:p>
          </table:table-cell>
          <table:table-cell office:value-type="string" calcext:value-type="string">
            <text:p><text:span text:style-name="T4">10</text:span><text:span text:style-name="T5">5</text:span></text:p>
          </table:table-cell>
          <table:table-cell office:value-type="string" calcext:value-type="string">
            <text:p><text:span text:style-name="T4">10</text:span><text:span text:style-name="T5">6</text:span></text:p>
          </table:table-cell>
          <table:table-cell office:value-type="string" calcext:value-type="string">
            <text:p><text:span text:style-name="T4">10</text:span><text:span text:style-name="T5">7</text:span></text:p>
          </table:table-cell>
          <table:table-cell/>
          <table:table-cell office:value-type="string" calcext:value-type="string">
            <text:p>Speedup over python naiv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string" calcext:value-type="string">
            <text:p>13.4 µs</text:p>
          </table:table-cell>
          <table:table-cell office:value-type="string" calcext:value-type="string">
            <text:p>102 µs</text:p>
          </table:table-cell>
          <table:table-cell office:value-type="string" calcext:value-type="string">
            <text:p>996 µs</text:p>
          </table:table-cell>
          <table:table-cell office:value-type="string" calcext:value-type="string">
            <text:p>10.3 ms</text:p>
          </table:table-cell>
          <table:table-cell office:value-type="string" calcext:value-type="string">
            <text:p>106 ms</text:p>
          </table:table-cell>
          <table:table-cell office:value-type="string" calcext:value-type="string">
            <text:p>1.1 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py</text:p>
          </table:table-cell>
          <table:table-cell office:value-type="string" calcext:value-type="string">
            <text:p>2.85 µs</text:p>
          </table:table-cell>
          <table:table-cell office:value-type="string" calcext:value-type="string">
            <text:p>3.01 µs</text:p>
          </table:table-cell>
          <table:table-cell office:value-type="string" calcext:value-type="string">
            <text:p>4.15 µs</text:p>
          </table:table-cell>
          <table:table-cell office:value-type="string" calcext:value-type="string">
            <text:p>22.6 µs</text:p>
          </table:table-cell>
          <table:table-cell office:value-type="string" calcext:value-type="string">
            <text:p>194 µs</text:p>
          </table:table-cell>
          <table:table-cell office:value-type="string" calcext:value-type="string">
            <text:p>2.62 m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string" calcext:value-type="string">
            <text:p>2.187031 µs</text:p>
          </table:table-cell>
          <table:table-cell office:value-type="string" calcext:value-type="string">
            <text:p>22.009915 µs</text:p>
          </table:table-cell>
          <table:table-cell office:value-type="string" calcext:value-type="string">
            <text:p>221.273481 µs</text:p>
          </table:table-cell>
          <table:table-cell office:value-type="string" calcext:value-type="string">
            <text:p>2215.2256 µs</text:p>
          </table:table-cell>
          <table:table-cell office:value-type="string" calcext:value-type="string">
            <text:p>22102.23913 µs</text:p>
          </table:table-cell>
          <table:table-cell office:value-type="string" calcext:value-type="string">
            <text:p>220391.0 µ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optimized a</text:p>
          </table:table-cell>
          <table:table-cell office:value-type="float" office:value="0.660018" calcext:value-type="float">
            <text:p>0.660018</text:p>
          </table:table-cell>
          <table:table-cell office:value-type="float" office:value="0.827737" calcext:value-type="float">
            <text:p>0.827737</text:p>
          </table:table-cell>
          <table:table-cell office:value-type="float" office:value="1.793253" calcext:value-type="float">
            <text:p>1.793253</text:p>
          </table:table-cell>
          <table:table-cell office:value-type="float" office:value="17.293062" calcext:value-type="float">
            <text:p>17.293062</text:p>
          </table:table-cell>
          <table:table-cell office:value-type="float" office:value="169.11181" calcext:value-type="float">
            <text:p>169.11181</text:p>
          </table:table-cell>
          <table:table-cell office:value-type="float" office:value="1698.817007" calcext:value-type="float">
            <text:p>1698.817007</text:p>
          </table:table-cell>
          <table:table-cell office:value-type="string" calcext:value-type="string">
            <text:p>µ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220356" calcext:value-type="float">
            <text:p>33.220356</text:p>
          </table:table-cell>
          <table:table-cell office:value-type="float" office:value="33.158981" calcext:value-type="float">
            <text:p>33.158981</text:p>
          </table:table-cell>
          <table:table-cell office:value-type="float" office:value="33.861028" calcext:value-type="float">
            <text:p>33.861028</text:p>
          </table:table-cell>
          <table:table-cell office:value-type="float" office:value="41.994479" calcext:value-type="float">
            <text:p>41.994479</text:p>
          </table:table-cell>
          <table:table-cell office:value-type="float" office:value="103.803288" calcext:value-type="float">
            <text:p>103.803288</text:p>
          </table:table-cell>
          <table:table-cell office:value-type="float" office:value="1262.853826" calcext:value-type="float">
            <text:p>1262.853826</text:p>
          </table:table-cell>
          <table:table-cell office:value-type="string" calcext:value-type="string">
            <text:p>µs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loat32 converted to microseconds (µs)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float" office:value="13.4" calcext:value-type="float">
            <text:p>13.4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table:formula="of:= 10.3 * 1000" office:value-type="float" office:value="10300" calcext:value-type="float">
            <text:p>10300</text:p>
          </table:table-cell>
          <table:table-cell table:formula="of:=106* 1000" office:value-type="float" office:value="106000" calcext:value-type="float">
            <text:p>106000</text:p>
          </table:table-cell>
          <table:table-cell table:formula="of:= 1.1 * 1000000" office:value-type="float" office:value="1100000" calcext:value-type="float">
            <text:p>110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.85" calcext:value-type="float">
            <text:p>2.85</text:p>
          </table:table-cell>
          <table:table-cell office:value-type="float" office:value="3.01" calcext:value-type="float">
            <text:p>3.01</text:p>
          </table:table-cell>
          <table:table-cell office:value-type="float" office:value="4.15" calcext:value-type="float">
            <text:p>4.15</text:p>
          </table:table-cell>
          <table:table-cell office:value-type="float" office:value="22.6" calcext:value-type="float">
            <text:p>22.6</text:p>
          </table:table-cell>
          <table:table-cell office:value-type="float" office:value="194" calcext:value-type="float">
            <text:p>194</text:p>
          </table:table-cell>
          <table:table-cell table:formula="of:= 2.62 * 1000" office:value-type="float" office:value="2620" calcext:value-type="float">
            <text:p>26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float" office:value="2.187031" calcext:value-type="float">
            <text:p>2.187031</text:p>
          </table:table-cell>
          <table:table-cell office:value-type="float" office:value="22.009915" calcext:value-type="float">
            <text:p>22.009915</text:p>
          </table:table-cell>
          <table:table-cell office:value-type="float" office:value="221.273481" calcext:value-type="float">
            <text:p>221.273481</text:p>
          </table:table-cell>
          <table:table-cell office:value-type="float" office:value="2215.2256" calcext:value-type="float">
            <text:p>2215.2256</text:p>
          </table:table-cell>
          <table:table-cell office:value-type="float" office:value="22102.23913" calcext:value-type="float">
            <text:p>22102.23913</text:p>
          </table:table-cell>
          <table:table-cell office:value-type="float" office:value="220391" calcext:value-type="float">
            <text:p>220391</text:p>
          </table:table-cell>
          <table:table-cell/>
          <table:table-cell table:formula="of:=[.B10]/[.B12]" office:value-type="float" office:value="6.12702792050044" calcext:value-type="float">
            <text:p>6.12702792050044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mojo optimized a</text:p>
          </table:table-cell>
          <table:table-cell table:style-name="ce3" office:value-type="float" office:value="0.660018" calcext:value-type="float">
            <text:p>0.660018</text:p>
          </table:table-cell>
          <table:table-cell table:style-name="ce3" office:value-type="float" office:value="0.827737" calcext:value-type="float">
            <text:p>0.827737</text:p>
          </table:table-cell>
          <table:table-cell table:style-name="ce3" office:value-type="float" office:value="1.793253" calcext:value-type="float">
            <text:p>1.793253</text:p>
          </table:table-cell>
          <table:table-cell table:style-name="ce3" office:value-type="float" office:value="17.293062" calcext:value-type="float">
            <text:p>17.293062</text:p>
          </table:table-cell>
          <table:table-cell table:style-name="ce3" office:value-type="float" office:value="169.11181" calcext:value-type="float">
            <text:p>169.11181</text:p>
          </table:table-cell>
          <table:table-cell table:style-name="ce3" office:value-type="float" office:value="1698.817007" calcext:value-type="float">
            <text:p>1698.817007</text:p>
          </table:table-cell>
          <table:table-cell table:style-name="ce3"/>
          <table:table-cell table:style-name="ce3" table:formula="of:=[.B10]/[.B13]" office:value-type="float" office:value="20.3024765991231" calcext:value-type="float">
            <text:p>20.3024765991231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220356" calcext:value-type="float">
            <text:p>33.220356</text:p>
          </table:table-cell>
          <table:table-cell office:value-type="float" office:value="33.158981" calcext:value-type="float">
            <text:p>33.158981</text:p>
          </table:table-cell>
          <table:table-cell office:value-type="float" office:value="33.861028" calcext:value-type="float">
            <text:p>33.861028</text:p>
          </table:table-cell>
          <table:table-cell office:value-type="float" office:value="41.994479" calcext:value-type="float">
            <text:p>41.994479</text:p>
          </table:table-cell>
          <table:table-cell office:value-type="float" office:value="103.803288" calcext:value-type="float">
            <text:p>103.803288</text:p>
          </table:table-cell>
          <table:table-cell office:value-type="float" office:value="1262.853826" calcext:value-type="float">
            <text:p>1262.853826</text:p>
          </table:table-cell>
          <table:table-cell/>
          <table:table-cell table:formula="of:=[.B14]/[.B10]" office:value-type="float" office:value="2.47913104477612" calcext:value-type="float">
            <text:p>2.4791310447761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peedup over python naive</text:p>
          </table:table-cell>
          <table:table-cell table:style-name="ce3" table:formula="of:=[.B10]/[.B13]" office:value-type="float" office:value="20.3024765991231" calcext:value-type="float">
            <text:p>20.3024765991231</text:p>
          </table:table-cell>
          <table:table-cell table:style-name="ce3" table:formula="of:=[.C10]/[.C13]" office:value-type="float" office:value="123.227546914056" calcext:value-type="float">
            <text:p>123.227546914056</text:p>
          </table:table-cell>
          <table:table-cell table:style-name="ce3" table:formula="of:=[.D10]/[.D13]" office:value-type="float" office:value="555.41521469642" calcext:value-type="float">
            <text:p>555.41521469642</text:p>
          </table:table-cell>
          <table:table-cell table:style-name="ce3" table:formula="of:=[.E10]/[.E13]" office:value-type="float" office:value="595.61458809319" calcext:value-type="float">
            <text:p>595.61458809319</text:p>
          </table:table-cell>
          <table:table-cell table:style-name="ce3" table:formula="of:=[.F10]/[.F13]" office:value-type="float" office:value="626.804242707828" calcext:value-type="float">
            <text:p>626.804242707828</text:p>
          </table:table-cell>
          <table:table-cell table:style-name="ce3" table:formula="of:=[.G10]/[.G13]" office:value-type="float" office:value="647.509411235839" calcext:value-type="float">
            <text:p>647.509411235839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peedup over numpy</text:p>
          </table:table-cell>
          <table:table-cell table:style-name="ce3" table:formula="of:=[.B11]/[.B13]" office:value-type="float" office:value="4.31806405279856" calcext:value-type="float">
            <text:p>4.31806405279856</text:p>
          </table:table-cell>
          <table:table-cell table:style-name="ce3" table:formula="of:=[.C11]/[.C13]" office:value-type="float" office:value="3.63642074716969" calcext:value-type="float">
            <text:p>3.63642074716969</text:p>
          </table:table-cell>
          <table:table-cell table:style-name="ce3" table:formula="of:=[.D11]/[.D13]" office:value-type="float" office:value="2.31423006123509" calcext:value-type="float">
            <text:p>2.31423006123509</text:p>
          </table:table-cell>
          <table:table-cell table:style-name="ce3" table:formula="of:=[.E11]/[.E13]" office:value-type="float" office:value="1.30688249426273" calcext:value-type="float">
            <text:p>1.30688249426273</text:p>
          </table:table-cell>
          <table:table-cell table:style-name="ce3" table:formula="of:=[.F11]/[.F13]" office:value-type="float" office:value="1.14717002910678" calcext:value-type="float">
            <text:p>1.14717002910678</text:p>
          </table:table-cell>
          <table:table-cell table:style-name="ce3" table:formula="of:=[.G11]/[.G13]" office:value-type="float" office:value="1.54224968857991" calcext:value-type="float">
            <text:p>1.54224968857991</text:p>
          </table:table-cell>
          <table:table-cell table:style-name="ce3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07:12:01.894415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2:01:32.910837472</meta:creation-date>
    <meta:generator>LibreOffice/7.6.3.2$MacOSX_AARCH64 LibreOffice_project/29d686fea9f6705b262d369fede658f824154cc0</meta:generator>
    <dc:date>2023-11-26T07:05:57.224948671</dc:date>
    <meta:editing-duration>PT16H5M52S</meta:editing-duration>
    <meta:editing-cycles>33</meta:editing-cycles>
    <meta:document-statistic meta:table-count="1" meta:cell-count="104" meta:object-count="0"/>
  </office:meta>
</office:document-meta>
</file>